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officeooo:rsid="001b2420" officeooo:paragraph-rsid="001b2420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4pt" fo:font-weight="bold" officeooo:rsid="002064ee" officeooo:paragraph-rsid="002064ee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4pt" fo:font-weight="bold" officeooo:rsid="002064ee" officeooo:paragraph-rsid="002064ee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064ee" officeooo:paragraph-rsid="002064ee" style:font-size-asian="11.3500003814697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064ee" officeooo:paragraph-rsid="002064ee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officeooo:paragraph-rsid="002064e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64e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eiros Passos</text:p>
      <text:p text:style-name="P3"/>
      <text:p text:style-name="P4">Bibliografia:</text:p>
      <text:p text:style-name="P4"/>
      <text:p text:style-name="P5">JavaScript – O Guia Definitivo</text:p>
      <text:p text:style-name="P6"><text:span text:style-name="T2">JavaScript – Guia do Programador</text:span></text:p>
      <text:p text:style-name="P6"><text:span text:style-name="T2"/></text:p>
      <text:p text:style-name="P6"><text:span text:style-name="T2">Guia de Referência da Mozilla → </text:span><text:a xlink:type="simple" xlink:href="https://developer.mozilla.org/en-US/docs/Web/JavaScript/Guide" text:style-name="Internet_20_link" text:visited-style-name="Visited_20_Internet_20_Link"><text:span text:style-name="T1">https://developer.mozilla.org/en-US/docs/Web/JavaScript/Guide</text:span></text:a><text:span text:style-name="T1"> </text:span></text:p>
      <text:p text:style-name="P6"><text:span text:style-name="T2">Guia de Referência da ECMA → </text:span><text:a xlink:type="simple" xlink:href="https://www.ecma-international.org/" text:style-name="Internet_20_link" text:visited-style-name="Visited_20_Internet_20_Link"><text:span text:style-name="T1">https://www.ecma-international.org/</text:span></text:a><text:span text:style-name="T1"> </text:span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0:55:28.857000000</meta:creation-date>
    <meta:generator>LibreOffice/6.0.7.3$Windows_X86_64 LibreOffice_project/dc89aa7a9eabfd848af146d5086077aeed2ae4a5</meta:generator>
    <meta:editing-duration>PT9M28S</meta:editing-duration>
    <meta:editing-cycles>3</meta:editing-cycles>
    <dc:title>Modelo 1</dc:title>
    <dc:date>2020-04-14T11:04:57.465000000</dc:date>
    <meta:document-statistic meta:table-count="0" meta:image-count="0" meta:object-count="0" meta:page-count="1" meta:paragraph-count="6" meta:word-count="25" meta:character-count="250" meta:non-whitespace-character-count="227"/>
    <meta:template xlink:type="simple" xlink:actuate="onRequest" xlink:title="Modelo 1" xlink:href="../../../../../../AppData/Roaming/LibreOffice/4/user/template/Modelo%201.ott" meta:date="2020-04-14T10:55:28.581000000"/>
  </office:meta>
</office:document-meta>
</file>